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176cm" svg:height="9.724cm" svg:x="0.126cm" svg:y="6.021cm">
            <draw:object draw:notify-on-update-of-ranges="Sheet1.B1:Sheet1.B5 Sheet1.C1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number-columns-repeated="15" table:default-cell-style-name="Default"/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26.721" calcext:value-type="float">
            <text:p>126,721</text:p>
          </table:table-cell>
          <table:table-cell table:style-name="ce9" table:formula="of:=[.C$1]/[.C1]" office:value-type="float" office:value="1" calcext:value-type="float">
            <text:p>1</text:p>
          </table:table-cell>
          <table:table-cell table:style-name="ce10" table:formula="of:=[.D1]/[.B1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62.8524" calcext:value-type="float">
            <text:p>62,8524</text:p>
          </table:table-cell>
          <table:table-cell table:style-name="ce4" table:formula="of:=[.C$1]/[.C2]" office:value-type="float" office:value="2.01616803813379" calcext:value-type="float">
            <text:p>2,01616803813379</text:p>
          </table:table-cell>
          <table:table-cell table:style-name="ce11" table:formula="of:=[.D2]/[.B2]" office:value-type="float" office:value="1.00808401906689" calcext:value-type="float">
            <text:p>1,00808401906689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21.9238" calcext:value-type="float">
            <text:p>21,9238</text:p>
          </table:table-cell>
          <table:table-cell table:style-name="ce4" table:formula="of:=[.C$1]/[.C3]" office:value-type="float" office:value="5.78006549959405" calcext:value-type="float">
            <text:p>5,78006549959405</text:p>
          </table:table-cell>
          <table:table-cell table:style-name="ce11" table:formula="of:=[.D3]/[.B3]" office:value-type="float" office:value="1.44501637489851" calcext:value-type="float">
            <text:p>1,44501637489851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9.7629" calcext:value-type="float">
            <text:p>19,7629</text:p>
          </table:table-cell>
          <table:table-cell table:style-name="ce4" table:formula="of:=[.C$1]/[.C4]" office:value-type="float" office:value="6.41206503094182" calcext:value-type="float">
            <text:p>6,41206503094182</text:p>
          </table:table-cell>
          <table:table-cell table:style-name="ce11" table:formula="of:=[.D4]/[.B4]" office:value-type="float" office:value="0.801508128867727" calcext:value-type="float">
            <text:p>0,801508128867727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18.2382" calcext:value-type="float">
            <text:p>18,2382</text:p>
          </table:table-cell>
          <table:table-cell table:style-name="ce5" table:formula="of:=[.C$1]/[.C5]" office:value-type="float" office:value="6.94810891425689" calcext:value-type="float">
            <text:p>6,94810891425689</text:p>
          </table:table-cell>
          <table:table-cell table:style-name="ce12" table:formula="of:=[.D5]/[.B5]" office:value-type="float" office:value="0.434256807141056" calcext:value-type="float">
            <text:p>0,434256807141056</text:p>
          </table:table-cell>
          <table:table-cell table:number-columns-repeated="13"/>
        </table:table-row>
        <table:table-row table:style-name="ro1" table:number-rows-repeated="5"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>
            <draw:frame draw:z-index="1" draw:style-name="gr1" draw:text-style-name="P1" svg:width="17.176cm" svg:height="9.724cm" svg:x="0.331cm" svg:y="0.151cm">
              <draw:object draw:notify-on-update-of-ranges="Sheet1.B1:Sheet1.B5 Sheet1.D1:Sheet1.D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draw:z-index="2" draw:style-name="gr1" draw:text-style-name="P1" svg:width="17.176cm" svg:height="9.724cm" svg:x="0.03cm" svg:y="0.152cm">
              <draw:object draw:notify-on-update-of-ranges="Sheet1.B1:Sheet1.B5 Sheet1.E1:Sheet1.E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8">00.00.0000</text:date>, <text:time style:data-style-name="N2" text:time-value="23:56:39.8149459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5-08T00:09:03.404890509</dc:date>
    <meta:editing-duration>PT1H33M33S</meta:editing-duration>
    <meta:editing-cycles>12</meta:editing-cycles>
    <meta:document-statistic meta:table-count="1" meta:cell-count="2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516cm" svg:y="0.33cm" chart:style-name="ch2">
          <text:p>время выполнения</text:p>
        </chart:title>
        <chart:legend chart:legend-position="end" svg:x="15.278cm" svg:y="4.563cm" style:legend-expansion="high" chart:style-name="ch3"/>
        <chart:plot-area chart:style-name="ch4" svg:x="0.628cm" svg:y="0.039cm" svg:width="16.182cm" svg:height="9.769cm">
          <chart:coordinate-region svg:x="1.453cm" svg:y="0.238cm" svg:width="15.164cm" svg:height="8.923cm"/>
          <chart:axis chart:dimension="x" chart:name="primary-x" chart:style-name="ch5">
            <chart:title svg:x="8.278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5.458cm" chart:style-name="ch6">
              <text:p><text:span text:style-name="T1">Время</text:span></text:p>
            </chart:title>
            <chart:grid chart:style-name="ch7" chart:class="major"/>
          </chart:axis>
          <chart:series chart:style-name="ch8" chart:values-cell-range-address="Sheet1.C1:Sheet1.C5" loext:label-string="v_1" chart:class="chart:scatter">
            <chart:domain table:cell-range-address="Sheet1.B1:Sheet1.B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126.721">
                <text:p>126.721</text:p>
                <draw:g>
                  <svg:desc>Sheet1.C1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2.8524">
                <text:p>62.8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.9238">
                <text:p>21.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9.7629">
                <text:p>19.7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.2382">
                <text:p>18.2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7.431cm" svg:y="0.33cm" chart:style-name="ch2">
          <text:p>ускорение</text:p>
        </chart:title>
        <chart:legend chart:legend-position="end" svg:x="15.278cm" svg:y="4.563cm" style:legend-expansion="high" chart:style-name="ch3"/>
        <chart:plot-area chart:style-name="ch4" svg:x="1.011cm" svg:y="0.039cm" svg:width="15.799cm" svg:height="9.769cm">
          <chart:coordinate-region svg:x="1.453cm" svg:y="0.238cm" svg:width="15.164cm" svg:height="8.923cm"/>
          <chart:axis chart:dimension="x" chart:name="primary-x" chart:style-name="ch5">
            <chart:title svg:x="8.469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.108cm" svg:y="5.738cm" chart:style-name="ch6">
              <text:p><text:span text:style-name="T1">ускорение</text:span></text:p>
            </chart:title>
            <chart:grid chart:style-name="ch7" chart:class="major"/>
          </chart:axis>
          <chart:series chart:style-name="ch8" chart:values-cell-range-address="Sheet1.D1:Sheet1.D5" loext:label-string="v_1" chart:class="chart:scatter">
            <chart:domain table:cell-range-address="Sheet1.B1:Sheet1.B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1">
                <text:p>1</text:p>
                <draw:g>
                  <svg:desc>Sheet1.D1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616803813379">
                <text:p>2.01616803813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78006549959405">
                <text:p>5.78006549959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41206503094182">
                <text:p>6.41206503094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94810891425689">
                <text:p>6.948108914256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801cm" svg:y="0.33cm" chart:style-name="ch2">
          <text:p>эффектифность</text:p>
        </chart:title>
        <chart:legend chart:legend-position="end" svg:x="15.278cm" svg:y="4.563cm" style:legend-expansion="high" chart:style-name="ch3"/>
        <chart:plot-area chart:style-name="ch4" svg:x="0.724cm" svg:y="0.039cm" svg:width="16.086cm" svg:height="9.769cm">
          <chart:coordinate-region svg:x="1.453cm" svg:y="0.238cm" svg:width="15.164cm" svg:height="8.923cm"/>
          <chart:axis chart:dimension="x" chart:name="primary-x" chart:style-name="ch5">
            <chart:title svg:x="8.355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6.137cm" chart:style-name="ch6">
              <text:p><text:span text:style-name="T1">ускорение/ядро</text:span></text:p>
            </chart:title>
            <chart:grid chart:style-name="ch7" chart:class="major"/>
          </chart:axis>
          <chart:series chart:style-name="ch8" chart:values-cell-range-address="Sheet1.E1:Sheet1.E5" loext:label-string="v_1" chart:class="chart:scatter">
            <chart:domain table:cell-range-address="Sheet1.B1:Sheet1.B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1">
                <text:p>1</text:p>
                <draw:g>
                  <svg:desc>Sheet1.E1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0808401906689">
                <text:p>1.00808401906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44501637489851">
                <text:p>1.44501637489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01508128867727">
                <text:p>0.801508128867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34256807141056">
                <text:p>0.4342568071410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